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i" svg:font-family="Ti"/>
    <style:font-face style:name="time new roman" svg:font-family="'time new roman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officeooo:paragraph-rsid="000ce591"/>
    </style:style>
    <style:style style:name="P2" style:family="paragraph" style:parent-style-name="Standard">
      <style:paragraph-properties fo:line-height="100%">
        <style:tab-stops>
          <style:tab-stop style:position="1in"/>
        </style:tab-stops>
      </style:paragraph-properties>
      <style:text-properties style:font-name="Times New Roman" fo:font-size="12pt" officeooo:paragraph-rsid="000ce591" style:font-size-asian="12pt" style:font-name-complex="Times New Roman1" style:font-size-complex="12pt"/>
    </style:style>
    <style:style style:name="P3" style:family="paragraph" style:parent-style-name="Standard">
      <style:paragraph-properties fo:line-height="100%"/>
      <style:text-properties style:font-name="Times New Roman" fo:font-size="12pt" officeooo:paragraph-rsid="000ce591" style:font-size-asian="12pt" style:font-name-complex="Times New Roman1" style:font-size-complex="12pt"/>
    </style:style>
    <style:style style:name="P4" style:family="paragraph" style:parent-style-name="Standard">
      <style:text-properties style:font-name="Times New Roman" fo:font-size="12pt" officeooo:paragraph-rsid="000ce591" style:font-size-asian="12pt" style:font-name-complex="Times New Roman1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officeooo:rsid="000ce591" officeooo:paragraph-rsid="000ce591" style:font-size-asian="18pt" style:font-name-complex="Times New Roman1" style:font-size-complex="18pt"/>
    </style:style>
    <style:style style:name="P6" style:family="paragraph" style:parent-style-name="Standard">
      <style:paragraph-properties fo:line-height="100%"/>
      <style:text-properties officeooo:paragraph-rsid="000ce591"/>
    </style:style>
    <style:style style:name="P7" style:family="paragraph" style:parent-style-name="Standard">
      <style:paragraph-properties fo:line-height="100%" fo:text-align="end" style:justify-single-word="false"/>
      <style:text-properties officeooo:paragraph-rsid="000ce591"/>
    </style:style>
    <style:style style:name="P8" style:family="paragraph" style:parent-style-name="Standard">
      <loext:graphic-properties draw:fill="none"/>
      <style:paragraph-properties fo:margin-left="0in" fo:margin-right="0in" fo:line-height="150%" fo:text-indent="0.6252in" style:auto-text-indent="false" fo:background-color="transparent"/>
      <style:text-properties style:font-name="time new roman" fo:font-size="14pt" fo:language="ru" fo:country="RU" fo:font-weight="normal" style:font-size-asian="14pt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line-height="150%" fo:text-indent="0.6252in" style:auto-text-indent="false" fo:background-color="transparent"/>
      <style:text-properties style:font-name="time new roman" fo:font-size="14pt" fo:language="ru" fo:country="RU" fo:font-weight="normal" officeooo:paragraph-rsid="00079138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line-height="150%" fo:text-indent="0.6252in" style:auto-text-indent="false" fo:background-color="transparent"/>
      <style:text-properties style:font-name="time new roman"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margin-top="0in" fo:margin-bottom="0.1965in" style:contextual-spacing="false" fo:line-height="150%" fo:text-indent="0.6252in" style:auto-text-indent="false" fo:background-color="transparent"/>
      <style:text-properties style:font-name="time new roman" fo:font-size="14pt" fo:font-weight="normal" officeooo:paragraph-rsid="000c4209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margin-top="0in" fo:margin-bottom="0.1965in" style:contextual-spacing="false" fo:line-height="150%" fo:orphans="1" fo:text-indent="0.6252in" style:auto-text-indent="false" fo:background-color="transparent"/>
      <style:text-properties style:font-name="time new roman" fo:font-size="14pt" fo:font-weight="normal" officeooo:paragraph-rsid="000c4209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margin-top="0in" fo:margin-bottom="0.1965in" style:contextual-spacing="false" fo:line-height="150%" fo:orphans="1" fo:text-indent="0.6252in" style:auto-text-indent="false" fo:background-color="transparent"/>
      <style:text-properties style:font-name="Times New Roman" fo:font-size="14pt" fo:font-weight="normal" officeooo:paragraph-rsid="000ce591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line-height="150%" fo:orphans="1" fo:text-indent="0in" style:auto-text-indent="false" fo:background-color="transparent"/>
      <style:text-properties style:font-name="time new roman"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6pt" officeooo:paragraph-rsid="000ce591" style:font-size-asian="16pt" style:font-name-complex="Times New Roman1" style:font-size-complex="16pt"/>
    </style:style>
    <style:style style:name="P16" style:family="paragraph" style:parent-style-name="Standard" style:master-page-name="">
      <style:paragraph-properties fo:line-height="150%" fo:text-align="center" style:justify-single-word="false" style:page-number="auto"/>
      <style:text-properties officeooo:paragraph-rsid="000ce591"/>
    </style:style>
    <style:style style:name="P17" style:family="paragraph" style:parent-style-name="Text_20_body" style:list-style-name="L1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fo:background-color="transparent"/>
      <style:text-properties style:font-name="time new roman" fo:font-size="14pt" fo:font-weight="normal" style:font-size-asian="14pt" style:font-weight-asian="normal" style:font-size-complex="14pt" style:font-weight-complex="normal"/>
    </style:style>
    <style:style style:name="P18" style:family="paragraph" style:parent-style-name="Text_20_body" style:list-style-name="L1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fo:background-color="transparent"/>
      <style:text-properties style:font-name="time new roman" fo:font-size="14pt" fo:font-weight="normal" officeooo:paragraph-rsid="000c4209" style:font-size-asian="14pt" style:font-weight-asian="normal" style:font-size-complex="14pt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officeooo:rsid="00079138"/>
    </style:style>
    <style:style style:name="T3" style:family="text">
      <style:text-properties officeooo:rsid="00079138"/>
    </style:style>
    <style:style style:name="T4" style:family="text">
      <style:text-properties fo:language="ru" fo:country="RU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T6" style:family="text">
      <style:text-properties style:font-name="Times New Roman" fo:font-size="18pt" style:font-size-asian="18pt" style:font-name-complex="Times New Roman1" style:font-size-complex="18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5">Министерство образования Сахалинской области</text:span></text:p>
      <text:p text:style-name="P1"><text:span text:style-name="T5">ГБПОУ «Сахалинский промышленно-экономический техникум»</text:span>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>РЕФЕРАТ</text:p>
      <text:p text:style-name="P5"/>
      <text:p text:style-name="P5"/>
      <text:p text:style-name="P15"/>
      <text:p text:style-name="P15"/>
      <text:p text:style-name="P15"/>
      <text:p text:style-name="P7"><text:span text:style-name="T5"/></text:p>
      <text:p text:style-name="P7"><text:span text:style-name="T5"/></text:p>
      <text:p text:style-name="P3"/>
      <text:p text:style-name="P3"/>
      <text:p text:style-name="P3"/>
      <text:p text:style-name="P6"><text:span text:style-name="T5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5">г. Южно-Сахалинск, 2022г</text:span></text:p>
      <text:p text:style-name="P13"><text:span text:style-name="T4"/></text:p>
      <text:p text:style-name="P12"><text:span text:style-name="T4"/></text:p>
      <text:p text:style-name="P12"><text:soft-page-break/><text:span text:style-name="T4"/></text:p>
      <text:p text:style-name="P12"><text:span text:style-name="T4">Утечки информации в результате проведения разведки<text:line-break/>Для получения таких данных могут использоваться различные виды утечки информации: через инсайдеров, путем совершения хакерских атак, перехвата разговоров, email, сообщений в мессенджерах, хищения носителей, наружное наблюдение и другие способы.</text:span></text:p>
      <text:p text:style-name="P10">Каналы утечки информации — методы и пути утечки информации из информационной системы; паразитная цепочка носителей информации, один или несколько из которых являются правонарушителем или его специальной аппаратурой. Играют основную роль в защите информации, как фактор информационной безопасности. </text:p>
      <text:p text:style-name="P11">Технические каналы утечки информации</text:p>
      <text:list xml:id="list776220314" text:style-name="L1">
        <text:list-item>
          <text:p text:style-name="P18">Акустический канал</text:p>
        </text:list-item>
        <text:list-item>
          <text:p text:style-name="P18">Акустоэлектрический канал</text:p>
        </text:list-item>
        <text:list-item>
          <text:p text:style-name="P18">Виброакустический канал (телефонный)</text:p>
        </text:list-item>
      </text:list>
      <text:p text:style-name="P8">Акустическая информация — информация, носителем которой является акустический сигнал. Акустический сигнал — возмущение упругой среды, проявляющееся в возникновении акустических колебаний различной формы и длительности.</text:p>
      <text:p text:style-name="P9">Акустоэлектрический канал <text:span text:style-name="T3">- </text:span>возможность съёма информации с питающей сети не подключаясь к ней (используя электромагнитное излучение сети электропитания).</text:p>
      <text:p text:style-name="P9">Виброакустический канал (телефонный) -локационный способ (путём высокочастотного навязывания). По телефонной <text:soft-page-break/>линии подается высокочастотный тональный сигнал, который воздействует на нелинейные элементы телефонного аппарата (диоды, транзисторы, микросхемы) на которые также воздействует акустический сигнал.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i" svg:font-family="Ti"/>
    <style:font-face style:name="time new roman" svg:font-family="'time new roman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0T19:25:55.183349267</meta:creation-date>
    <dc:date>2022-11-20T22:00:39.758814420</dc:date>
    <meta:editing-duration>PT15M30S</meta:editing-duration>
    <meta:editing-cycles>1</meta:editing-cycles>
    <meta:document-statistic meta:table-count="0" meta:image-count="0" meta:object-count="0" meta:page-count="3" meta:paragraph-count="13" meta:word-count="168" meta:character-count="1517" meta:non-whitespace-character-count="1361"/>
    <meta:generator>LibreOffice/7.0.4.2$Linux_X86_64 LibreOffice_project/00$Build-2</meta:generator>
  </office:meta>
</office:document-meta>
</file>